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Liberation Sans" svg:font-family="Liberation Sans" style:font-family-generic="swiss" style:font-pitch="variable"/>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BCtitle" style:master-page-name="MP0" style:family="paragraph">
      <style:paragraph-properties fo:break-before="page"/>
    </style:style>
    <style:style style:name="P2" style:parent-style-name="SBCparagraph" style:family="paragraph">
      <style:paragraph-properties fo:text-indent="0in"/>
    </style:style>
    <style:style style:name="T3" style:parent-style-name="Fonteparág.padrão" style:family="text">
      <style:text-properties fo:font-style="italic" style:font-style-asian="italic"/>
    </style:style>
    <style:style style:name="T4" style:parent-style-name="Fonteparág.padrão" style:family="text">
      <style:text-properties fo:font-style="italic" style:font-style-asian="italic"/>
    </style:style>
    <style:style style:name="P5" style:parent-style-name="SBCparagraph" style:family="paragraph">
      <style:paragraph-properties fo:text-indent="0in"/>
    </style:style>
    <style:style style:name="P6" style:parent-style-name="SBCparagraphfirst" style:family="paragraph"/>
    <style:style style:name="P7" style:parent-style-name="SBCparagraphfirst" style:family="paragraph"/>
    <style:style style:name="P8" style:parent-style-name="SBCparagraphfirst" style:family="paragraph"/>
    <style:style style:name="P9" style:parent-style-name="SBCparagraphfirst" style:family="paragraph"/>
    <style:style style:name="P10" style:parent-style-name="SBCparagraphfirst" style:family="paragraph"/>
    <style:style style:name="P11" style:parent-style-name="SBCparagraphfirst" style:family="paragraph"/>
    <style:style style:name="P12" style:parent-style-name="SBCparagraphfirst" style:family="paragraph"/>
    <style:style style:name="P13" style:parent-style-name="SBCparagraph" style:family="paragraph"/>
    <style:style style:name="P14" style:parent-style-name="SBCparagraph" style:family="paragraph"/>
    <style:style style:name="P15" style:parent-style-name="SBCparagraph" style:family="paragraph"/>
    <style:style style:name="T16" style:parent-style-name="Fonteparág.padrão" style:family="text">
      <style:text-properties fo:background-color="#FFFF00"/>
    </style:style>
    <style:style style:name="P17" style:parent-style-name="SBCparagraph" style:family="paragraph"/>
    <style:style style:name="P18" style:parent-style-name="SBCparagraph" style:family="paragraph">
      <style:paragraph-properties fo:text-indent="0in"/>
    </style:style>
    <style:style style:name="T19" style:parent-style-name="Fonteparág.padrão" style:family="text">
      <style:text-properties fo:background-color="#FFFF00"/>
    </style:style>
    <style:style style:name="P20" style:parent-style-name="SBCparagraph" style:family="paragraph">
      <style:paragraph-properties fo:text-indent="0in"/>
    </style:style>
    <style:style style:name="T21" style:parent-style-name="Fonteparág.padrão" style:family="text">
      <style:text-properties fo:background-color="#FFFF00"/>
    </style:style>
    <style:style style:name="P22" style:parent-style-name="SBCparagraphfirst" style:family="paragraph">
      <style:text-properties fo:background-color="#FFFF00"/>
    </style:style>
    <style:style style:name="P23" style:parent-style-name="SBCparagraph" style:family="paragraph">
      <style:paragraph-properties fo:text-indent="0in"/>
      <style:text-properties fo:background-color="#FFFF00"/>
    </style:style>
    <style:style style:name="P24" style:parent-style-name="SBCparagraph" style:family="paragraph">
      <style:paragraph-properties fo:text-indent="0in"/>
    </style:style>
    <style:style style:name="T25" style:parent-style-name="Fonteparág.padrão" style:family="text">
      <style:text-properties fo:background-color="#FFFF00"/>
    </style:style>
    <style:style style:name="T26" style:parent-style-name="Fonteparág.padrão" style:family="text">
      <style:text-properties fo:background-color="#FFFF00"/>
    </style:style>
    <style:style style:name="P27" style:parent-style-name="SBCparagraph" style:family="paragraph">
      <style:paragraph-properties fo:text-indent="0in"/>
    </style:style>
    <style:style style:name="P28" style:parent-style-name="SBCparagraph" style:family="paragraph">
      <style:paragraph-properties fo:text-indent="0in"/>
    </style:style>
    <style:style style:name="P29" style:parent-style-name="SBCparagraphfirst" style:family="paragraph">
      <style:text-properties fo:background-color="#FFFF00"/>
    </style:style>
    <style:style style:name="P30" style:parent-style-name="SBCparagraph" style:family="paragraph">
      <style:paragraph-properties fo:text-indent="0in"/>
      <style:text-properties fo:background-color="#FFFF00"/>
    </style:style>
    <style:style style:name="P31" style:parent-style-name="SBCparagraph" style:family="paragraph">
      <style:paragraph-properties fo:text-indent="0in"/>
      <style:text-properties fo:background-color="#FFFF00"/>
    </style:style>
    <style:style style:name="P32" style:parent-style-name="SBCparagraph" style:family="paragraph">
      <style:paragraph-properties fo:text-indent="0in"/>
    </style:style>
    <style:style style:name="T33" style:parent-style-name="Fonteparág.padrão" style:family="text">
      <style:text-properties fo:background-color="#FFFF00"/>
    </style:style>
    <style:style style:name="T34" style:parent-style-name="Fonteparág.padrão" style:family="text">
      <style:text-properties fo:background-color="#FFFF00"/>
    </style:style>
    <style:style style:name="P35" style:parent-style-name="SBCparagraphfirst" style:family="paragraph">
      <style:text-properties fo:background-color="#FFFF00"/>
    </style:style>
    <style:style style:name="P36" style:parent-style-name="SBCparagraph" style:family="paragraph">
      <style:text-properties fo:background-color="#FFFF00"/>
    </style:style>
    <style:style style:name="P37" style:parent-style-name="SBCreferences" style:family="paragraph">
      <style:text-properties fo:background-color="#FFFF00" fo:language="en" fo:country="US"/>
    </style:style>
    <style:style style:name="T38" style:parent-style-name="Fonteparág.padrão" style:family="text">
      <style:text-properties fo:background-color="#FFFF00" fo:language="en" fo:country="US"/>
    </style:style>
    <style:style style:name="T39" style:parent-style-name="Fonteparág.padrão" style:family="text">
      <style:text-properties style:text-position="super 66.6%" fo:background-color="#FFFF00" fo:language="en" fo:country="US"/>
    </style:style>
    <style:style style:name="T40" style:parent-style-name="Fonteparág.padrão" style:family="text">
      <style:text-properties fo:background-color="#FFFF00" fo:language="en" fo:country="US"/>
    </style:style>
    <style:style style:name="P41" style:parent-style-name="SBCreference" style:family="paragraph">
      <style:paragraph-properties fo:margin-left="0in" fo:text-indent="0in">
        <style:tab-stops/>
      </style:paragraph-properties>
      <style:text-properties fo:language="en" fo:country="US"/>
    </style:style>
  </office:automatic-styles>
  <office:body>
    <office:text text:use-soft-page-breaks="true">
      <text:p text:style-name="P1">Projeto de Classificação dos preços de Aluguel de Imóvel para<text:s/>a disciplina de Aprendizado de Máquina</text:p>
      <text:p text:style-name="SBCauthors">Felipe R. Yoshimura,<text:s/>Gustavo Z. Dib,<text:s/>Lucas H. Kimura,<text:s/>Paula K. Miyashita</text:p>
      <text:p text:style-name="SBCinstitution">11032811,<text:s/>11023915,<text:s/>11040112,<text:s/>11010413</text:p>
      <text:h text:style-name="SBCtitle1" text:outline-level="1">Introdução</text:h>
      <text:p text:style-name="SBCparagraphfirst">Para o projeto da disciplina de Aprendizado de Máquina, o grupo optou por trabalhar com a classificação de preços anunciados para aluguéis de imóveis.<text:s/>A habilidade de classificar o preço de um anúncio como correspondente, acima ou abaixo do preço que se julga correto para as características de cada imóvel ajuda os futuros locatários, nem sempre conhecedores do mercado da área, a não pagarem mais do que o correto por falta de informação.</text:p>
      <text:p text:style-name="P2">A base de dados foi gerada pelo grupo utilizando a linguagem de programação Python. A biblioteca<text:s/><text:span text:style-name="T3">numpy<text:s/></text:span>foi utilizada para gerar os valores da base de dados, com as distribuições desejadas, enquanto a biblioteca<text:s/><text:span text:style-name="T4">pandas</text:span><text:s/>foi utilizada para organizar estes dados.</text:p>
      <text:p text:style-name="P5"/>
      <text:h text:style-name="SBCtitle1" text:outline-level="1">Base de dados</text:h>
      <text:p text:style-name="SBCparagraphfirst">A base de dados do nosso projeto contém<text:s/>100000 objetos com<text:s/>os seguintes atributos:<text:s/></text:p>
      <text:list text:style-name="LFO4" text:continue-numbering="true">
        <text:list-item>
          <text:p text:style-name="P6">n_dorms: número de dormitórios. Assume valores de acordo com uma distribuição Poisson com lambda = 2.</text:p>
        </text:list-item>
        <text:list-item>
          <text:p text:style-name="P7">n_suite: número de suítes. Assume valores<text:s/>inteiros<text:s/>menores<text:s/>que<text:s/>número de dormitórios (n_dorms).</text:p>
        </text:list-item>
        <text:list-item>
          <text:p text:style-name="P8">n_bathrooms: número de banheiros. Assume valores inteiros de 1 a 3 caso o imóvel não possua suítes (n_suites = 0) ou valores de 0 a 3 somados aos banheiros das suítes, caso contrário.</text:p>
        </text:list-item>
        <text:list-item>
          <text:p text:style-name="P9">area: área útil do imóvel. Assume valores contínuos e é calculada em relação ao número de dormitórios.</text:p>
        </text:list-item>
        <text:list-item>
          <text:p text:style-name="P10">real_state_type: indica se o imóvel é uma casa ou apartamento. Valor booleano onde 0 indica casa enquanto 1 indica apartamento.</text:p>
        </text:list-item>
        <text:list-item>
          <text:p text:style-name="P11">flag_garage: indica se o imóvel possui garagem ou não. Valor booleano onde 1 indica que tem garagem e 0 indica que não.</text:p>
        </text:list-item>
        <text:list-item>
          <text:p text:style-name="P12">near_subway: indica se o imóvel localiza-se perto do metrô. Valor booleano onde 1 indica proximidade com o metrô e 0 indica não-proximidade.</text:p>
        </text:list-item>
        <text:list-item>
          <text:p text:style-name="P13">concierge_service: indica se o imóvel possui serviço de porteiro. Valor booleano onde 1 indica presença do serviço e 0 indica ausência do serviço.</text:p>
        </text:list-item>
        <text:list-item>
          <text:p text:style-name="P14">furnished: indica se o imóvel é mobiliado. Valor booleano onde 0 indica não mobiliado e 1 indica mobiliado.</text:p>
        </text:list-item>
        <text:list-item>
          <text:p text:style-name="P15">age: idade do imóvel em<text:s/><text:span text:style-name="T16">anos</text:span>?????. Valor contínuo calculado a partir de uma distribuição uniforme.</text:p>
        </text:list-item>
        <text:list-item>
          <text:p text:style-name="P17">price: preço anunciado do aluguel do imóvel. Valor contínuo calculado a partir de todas as outras características citadas acima multiplicado por um erro calculado com uma distribuição normal.</text:p>
        </text:list-item>
      </text:list>
      <text:p text:style-name="P18">A partir destes dados, o nosso algoritmo classificara o preço anunciado (price) como abaixo do esperado (“barato”), condizente com o esperado (“justo”) ou acima do esperado (“caro”). Acreditamos que uma função que some as características do imóvel (multiplicada por pesos específicos) consiga representar o preço esperado para o aluguel de um imóvel, assim o valor da variável price é baseado neste valor.</text:p>
      <text:p text:style-name="SBCparagraph"/>
      <text:p text:style-name="SBCparagraphfirst"><text:span text:style-name="T19">Indique uma hipótese para a função de classificação, ou seja, algum tipo de função que você acredita (com base no problema) que deveria fornecer os rótulos de classe para os dados desta base.</text:span></text:p>
      <text:p text:style-name="P20"><text:span text:style-name="T21">Adicione nas primeiras linhas do código fonte instruções sobre como o mesmo deve ser executado (se é necessário flag de compilação, parametrização etc).</text:span></text:p>
      <text:h text:style-name="SBCtitle1" text:outline-level="1">Algoritmo</text:h>
      <text:p text:style-name="P22">Indique aqui<text:s/>qual o algoritmo que será usado nas análises. Lembre-se que você terá que confrontar o que o modelo aprendeu com a sua hipótese (modelo gerador se você criou a base de dados ou hipótese intuitiva se você escolheu uma base de dados do FivethirtyEight). Justifique sua escolha.</text:p>
      <text:p text:style-name="P23">Caso você prefira utilizar um outro algoritmo, diferente dos vistos em aula, será muito bem visto na avaliação. Neste caso, adicione uma subseção aqui com uma descrição de como o algoritmo funciona (pode ser feito na segunda entrega).</text:p>
      <text:p text:style-name="P24"><text:span text:style-name="T25">N</text:span><text:span text:style-name="T26">ote que é possível trocar esse algoritmo antes da segunda entrega, sem prejuízo. A intenção é que já seja possível o professor auxiliar em possíveis ajustes necessários na base de dados para o uso com um algoritmo específico.</text:span></text:p>
      <text:h text:style-name="SBCtitle1" text:outline-level="1">Considerações Finais</text:h>
      <text:p text:style-name="SBCparagraphfirst">Gerando a base de dados tivemos de fazer muitas suposições para que tanto o projeto quanto a base de dados em si não se tornassem muito complexas. Por isso, consideramos que a área onde os imóveis se encontram tem o preço médio por metro quadrado similar.</text:p>
      <text:p text:style-name="P27">Também tivemos de discutir sobre as variáveis que se relacionavam. Decidir colocar ou não dependência entre as variáveis foi uma decisão que precisou ser tomada com cuidado, pois a correlação entre variáveis influencia os problemas de classificação de maneira negativa.</text:p>
      <text:p text:style-name="P28">Para a segunda parte, esperamos que o algoritmo escolhido chegue aos resultados esperados. Caso não atinja o desemprenho esperado, pretendemos testar diferentes algoritmos para encontrar uma solução viável.</text:p>
      <text:p text:style-name="P29">O grupo deve escrever aqui sobre os seguintes pontos:</text:p>
      <text:p text:style-name="P30">- questões interessantes que foram levantadas durante a discussão da base de dados;</text:p>
      <text:soft-page-break/>
      <text:p text:style-name="P31">- principais receios que têm sobre o desenvolvimento do projeto;</text:p>
      <text:p text:style-name="P32"><text:span text:style-name="T33">- quaisquer dificuldades enfrentadas que gostariam de auxílio<text:s/></text:span><text:span text:style-name="T34">do professor ou do assistente.</text:span></text:p>
      <text:h text:style-name="SBCtitle1" text:outline-level="1">Referências</text:h>
      <text:p text:style-name="P35">Caso tenha alguma citação no texto usar o formato sobrenome e ano entre colchetes, por exemplo,<text:s/>[Knuth 1984]. As referências completas devem ser listadas no fim do relatório, conforme exemplificado na sequência.</text:p>
      <text:p text:style-name="P36"/>
      <text:p text:style-name="P37">Referências</text:p>
      <text:p text:style-name="SBCreference"><text:span text:style-name="T38">Knuth, D. E. (1984), The TeXbook, Addison Wesley, 15</text:span><text:span text:style-name="T39">th</text:span><text:span text:style-name="T40"><text:s/>edition.</text:span></text:p>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Liberation Sans" svg:font-family="Liberation Sans" style:font-family-generic="swiss" style:font-pitch="variable"/>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style:font-name-asian="TimesNewRoman,Bold" style:font-name-complex="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Times"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Bitstream Vera Sans" style:font-name-complex="Bitstream Vera Sans" fo:font-size="14pt" style:font-size-asian="14pt" style:font-size-complex="14pt" fo:hyphenate="false"/>
    </style:style>
    <style:style style:name="Título" style:display-name="Título" style:family="paragraph" style:parent-style-name="Standard" style:next-style-name="SBCauthors">
      <style:paragraph-properties fo:text-align="center" fo:margin-bottom="0.1576in"/>
      <style:text-properties style:font-name-asian="Times" style:font-name-complex="Tim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list" style:display-name="SBC:list" style:family="paragraph" style:parent-style-name="Standard" style:list-style-name="SBCnumberlist">
      <style:paragraph-properties fo:text-align="justify">
        <style:tab-stops>
          <style:tab-stop style:type="left" style:position="0.2958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0.78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style:font-name-asian="Courier" style:font-name-complex="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Zeichenformat" style:display-name="Zeichenformat" style:family="text"/>
    <style:style style:name="Endnoteanchor" style:display-name="Endnote anchor" style:family="text">
      <style:text-properties style:text-position="super 66.6%"/>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SBCnumberlist" style:display-name="SBC:number:list">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liente</meta:initial-creator>
    <dc:creator>Cliente</dc:creator>
    <meta:creation-date>2019-03-23T15:42:00Z</meta:creation-date>
    <dc:date>2019-03-23T16:52:00Z</dc:date>
    <meta:template xlink:href="Normal.dotm" xlink:type="simple"/>
    <meta:editing-cycles>3</meta:editing-cycles>
    <meta:editing-duration>PT4200S</meta:editing-duration>
    <meta:user-defined meta:name="Info 1"/>
    <meta:user-defined meta:name="Info 2"/>
    <meta:user-defined meta:name="Info 3"/>
    <meta:user-defined meta:name="Info 4"/>
    <meta:document-statistic meta:page-count="3" meta:paragraph-count="10" meta:word-count="829" meta:character-count="5299" meta:row-count="37" meta:non-whitespace-character-count="4480"/>
  </office:meta>
</office:document-meta>
</file>